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39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3500000000000001">
            <text:p>−0.63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77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500000000000005">
            <text:p>−0.80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79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01.90000000000001">
            <text:p>101.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055">
            <text:p>−0.05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86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astoderma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01">
            <text:p>0.01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A-1691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6500000000000001">
            <text:p>−0.76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05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3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40">
            <text:p>7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ak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4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2485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8.719999999999999">
            <text:p>18.72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der trunk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Uscinowicz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Gd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3100</text:p>
          </table:table-cell>
          <table:table-cell table:style-name="ACE-0" office:value-type="float" office:value="54.719999999999999">
            <text:p>54.72</text:p>
          </table:table-cell>
          <table:table-cell table:style-name="ACE-0" office:value-type="float" office:value="18.41">
            <text:p>18.41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5500000000000005">
            <text:p>−0.55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UscinowiczEtal2013</text:p>
          </table:table-cell>
          <table:table-cell table:number-columns-repeated="240" table:style-name="ACE-0"/>
        </table:table-row>
        <table:table-row table:style-name="AROW-1" table:number-rows-repeated="55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table-row table:style-name="AROW-0" table:number-rows-repeated="7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9">
          <gnm:selection gnm:start-col="2" gnm:start-row="9" gnm:end-col="2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1:15:3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